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style:style style:name="P3"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at bright star outside her window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would materialise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it,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text:p>
      <text:p text:style-name="P2">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idn’t have ears. She wasn’t running to catch it, and she was already late to classes anyway. But those things weren’t the point. Even as the bus departed, she didn’t stop. She didn’t care about being late, she didn’t care about going to school, she wasn’t even sure what she cared about. She wasn’t even sure what she was running after. Maybe she was trying to atone for all her failures. Maybe she was running after her parents. Maybe she was chasing after <text:span text:style-name="T1">your</text:span> shadow. Maybe she was trying to find herself.</text:p>
      <text:p text:style-name="P2">She didn’t know. She didn’t know, but she didn’t stop. Not until she completely ran out of breath.</text:p>
      <text:p text:style-name="P2">“Hah... hah...”</text:p>
      <text:p text:style-name="P2">Even then, even as she stood still gasping for air, and even as her knees buckled, and her hands fell on them with the full weight of her upper body, her eyes were still locked straight ahead. Only as a cool breeze blew by did she close them. Only then did she lower her head.</text:p>
      <text:p text:style-name="P2">Truth was, she’d lied. Just now, she’d lied. She knew exactly what she was after, she’d agonised over the question for too long not to. And as she raised herself up, as she raised her gaze to the sky and to the entire world around her, a smile formed on her face, and that smile was full of defiance. She wanted happiness, and she would chase after it.</text:p>
      <text:p text:style-name="P2">She didn’t know whether someone like her deserved it, she didn’t know whether she had the right to yearn for it in the first place, but, at least in part to spite this world, and most likely for its own sake, she’d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help... Here, take this.”</text:p>
      <text:p text:style-name="P2">And just like that, sun girl had a large stack of printouts put in her hands, preventing her from bouncing around any further lest she dropped some.</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heart dance with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it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At the same time, all eyes turned to her.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The answer would be ‘no’.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addressed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knew to read the room,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text:p>
      <text:p text:style-name="P2"><text:span text:style-name="T1">... 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Normal">She wouldn’t find the strength of will to tell you anything else, for now and for many hours to come. How could she, after this? After what you’ve just done, she wouldn’t dare lie to you if her life depended on it, let alone speak the truth. So, until she was able to do either again, she would bide her time, she would patiently wait while mustering her courage. Except...</text:p>
      <text:p text:style-name="Normal"><text:span text:style-name="T1">No. I don’t want to wait.</text:span> Deep within, she felt that delaying was wrong, that if she didn’t do anything now she’d likely end up waiting forever. She glanced your way, and that’s when all the excuses to put off talking to you surfaced in her mind. <text:span text:style-name="T1">“Now isn’t the right time,” “you’re busy listening to the teacher,” “I’m discouraged after what just happened,”</text:span> and on and on endlessly they emerged. But in the midst of them, a single voice said <text:span text:style-name="T1">“I don’t want to wait. I have to do something.”</text:span> It was a voice she’d always ignored, one she’d always left to drown in the maelstroms of thoughts in her head. She didn’t want to do that anymore.</text:p>
      <text:p text:style-name="Normal">She tore a piece of paper off her notebook, wrote a question in it, then whispered your name and passed it to you.</text:p>
      <text:p text:style-name="Normal">You took it, read it in a second and wrote down your answer.</text:p>
      <text:p text:style-name="Normal">“Thanks. Can I talk to you after school?” was her question, and, just under it, you’d written:</text:p>
      <text:p text:style-name="Normal">“Sure.”</text:p>
      <text:p text:style-name="Normal">She read it with a smile and a short sigh of relief; she was glad. In the end, she would still have to wait, but unlike before this wait had a definite end. Meanwhile, she was content just letting time fly away; whatever happened until classes came to an end mattered very little to her.</text:p>
      <text:p text:style-name="Normal"/>
      <text:p text:style-name="P3">••</text:p>
      <text:p text:style-name="P3">Node 2: Towards the evening su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